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Calibri" officeooo:rsid="00095f23" officeooo:paragraph-rsid="00095f23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style:font-name="Calibri" fo:font-size="14pt" officeooo:rsid="00095f23" officeooo:paragraph-rsid="00095f23" style:font-size-asian="14pt" style:font-size-complex="14pt"/>
    </style:style>
    <style:style style:name="P3" style:family="paragraph" style:parent-style-name="Standard" style:list-style-name="L2">
      <style:paragraph-properties fo:margin-top="0.101cm" fo:margin-bottom="0.101cm" loext:contextual-spacing="false"/>
      <style:text-properties style:font-name="Calibri" fo:font-size="14pt" officeooo:rsid="00095f23" officeooo:paragraph-rsid="00095f23" style:font-size-asian="14pt" style:font-size-complex="14pt"/>
    </style:style>
    <style:style style:name="P4" style:family="paragraph" style:parent-style-name="Standard" style:list-style-name="L2">
      <style:paragraph-properties fo:margin-top="0.101cm" fo:margin-bottom="0.101cm" loext:contextual-spacing="false"/>
      <style:text-properties style:font-name="Calibri" fo:font-size="14pt" officeooo:paragraph-rsid="000a0bbc" style:font-size-asian="14pt" style:font-size-complex="14pt"/>
    </style:style>
    <style:style style:name="P5" style:family="paragraph" style:parent-style-name="Standard" style:list-style-name="L2">
      <style:paragraph-properties fo:margin-top="0.101cm" fo:margin-bottom="0.101cm" loext:contextual-spacing="false"/>
      <style:text-properties style:font-name="Calibri" fo:font-size="14pt" officeooo:rsid="000a0bbc" officeooo:paragraph-rsid="000a0bbc" style:font-size-asian="14pt" style:font-size-complex="14pt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paragraph-rsid="00095f23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paragraph-rsid="000c9a1e"/>
    </style:style>
    <style:style style:name="P8" style:family="paragraph" style:parent-style-name="Standard" style:list-style-name="L4">
      <style:paragraph-properties fo:margin-top="0.101cm" fo:margin-bottom="0.101cm" loext:contextual-spacing="false"/>
      <style:text-properties officeooo:paragraph-rsid="000c9a1e"/>
    </style:style>
    <style:style style:name="P9" style:family="paragraph" style:parent-style-name="Standard" style:list-style-name="L5">
      <style:paragraph-properties fo:margin-top="0.101cm" fo:margin-bottom="0.101cm" loext:contextual-spacing="false"/>
      <style:text-properties officeooo:paragraph-rsid="000c9a1e"/>
    </style:style>
    <style:style style:name="P10" style:family="paragraph" style:parent-style-name="Title">
      <style:text-properties style:font-name="Calibri" officeooo:paragraph-rsid="000a0bbc"/>
    </style:style>
    <style:style style:name="T1" style:family="text">
      <style:text-properties officeooo:rsid="00095f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0ab9c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ab9c0"/>
    </style:style>
    <style:style style:name="T9" style:family="text">
      <style:text-properties officeooo:rsid="000a0bbc"/>
    </style:style>
    <style:style style:name="T10" style:family="text">
      <style:text-properties style:font-name="Liberation Sans" fo:font-size="18.2000007629395pt" fo:font-weight="bold" officeooo:rsid="000a0bbc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style:font-name="Calibri" fo:font-size="14pt" officeooo:rsid="00095f23" style:font-size-asian="14pt" style:font-size-complex="14pt"/>
    </style:style>
    <style:style style:name="T12" style:family="text">
      <style:text-properties style:font-name="Calibri" fo:font-size="14pt" officeooo:rsid="000a0bbc" style:font-size-asian="14pt" style:font-size-complex="14pt"/>
    </style:style>
    <style:style style:name="T13" style:family="text">
      <style:text-properties style:font-name="Calibri" fo:font-size="14pt" officeooo:rsid="000ab9c0" style:font-size-asian="14pt" style:font-size-complex="14pt"/>
    </style:style>
    <style:style style:name="T14" style:family="text">
      <style:text-properties style:font-name="Calibri" fo:font-size="14pt" officeooo:rsid="000c9a1e" style:font-size-asian="14pt" style:font-size-complex="14pt"/>
    </style:style>
    <style:style style:name="T15" style:family="text">
      <style:text-properties style:font-name="Calibri" fo:font-size="14pt" fo:font-weight="bold" officeooo:rsid="00095f23" style:font-size-asian="14pt" style:font-weight-asian="bold" style:font-size-complex="14pt" style:font-weight-complex="bold"/>
    </style:style>
    <style:style style:name="T16" style:family="text">
      <style:text-properties style:font-name="Calibri" fo:font-size="14pt" fo:font-style="italic" officeooo:rsid="00095f23" style:font-size-asian="14pt" style:font-style-asian="italic" style:font-size-complex="14pt" style:font-style-complex="italic"/>
    </style:style>
    <style:style style:name="T17" style:family="text">
      <style:text-properties style:font-name="Calibri" fo:font-size="14pt" fo:font-style="italic" fo:font-weight="bold" officeooo:rsid="00095f23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Calibri" fo:font-size="14pt" fo:font-style="italic" fo:font-weight="bold" officeooo:rsid="000a0bbc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style:font-name="Calibri" fo:font-size="14pt" style:text-underline-style="solid" style:text-underline-width="auto" style:text-underline-color="font-color" fo:font-weight="bold" officeooo:rsid="000ab9c0" style:font-size-asian="14pt" style:font-weight-asian="bold" style:font-size-complex="14pt" style:font-weight-complex="bold"/>
    </style:style>
    <style:style style:name="T20" style:family="text">
      <style:text-properties style:font-name="Calibri" fo:font-size="14pt" style:text-underline-style="solid" style:text-underline-width="auto" style:text-underline-color="font-color" fo:font-weight="bold" officeooo:rsid="000c9a1e" style:font-size-asian="14pt" style:font-weight-asian="bold" style:font-size-complex="14pt" style:font-weight-complex="bold"/>
    </style:style>
    <style:style style:name="T21" style:family="text">
      <style:text-properties officeooo:rsid="000ab9c0"/>
    </style:style>
    <style:style style:name="T22" style:family="text">
      <style:text-properties officeooo:rsid="000c9a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Ejercicio</text:span>: Métodos de Extensión</text:p>
      <text:p text:style-name="Subtitle">Laboratorio de Computación II – UTN Fra</text:p>
      <text:h text:style-name="Heading_20_1" text:outline-level="1">Consigna:</text:h>
      <text:list xml:id="list680582626" text:style-name="L1">
        <text:list-item>
          <text:p text:style-name="P2">Crear un proyecto de consola <text:span text:style-name="T22">y un proyecto de biblioteca de clases. En la biblioteca va el enumerado, la clase y el método de extensión. </text:span></text:p>
        </text:list-item>
        <text:list-item>
          <text:p text:style-name="P2">Crear un enumerado <text:span text:style-name="T4">Estacione</text:span><text:span text:style-name="T5">s</text:span> con las cuatro estaciones del año: <text:span text:style-name="T2">Verano, Primavera, Invierno, Otonio. </text:span></text:p>
        </text:list-item>
        <text:list-item>
          <text:p text:style-name="P6"><text:span text:style-name="T11">Crear un método que extienda </text:span><text:span text:style-name="T15">DateTime</text:span><text:span text:style-name="T11"> llamado </text:span><text:span text:style-name="T16">“ObtenerPlacaCronica”</text:span><text:span text:style-name="T11"> que reciba un argumento de tipo </text:span><text:span text:style-name="T17">Estaciones</text:span><text:span text:style-name="T11"> y devuelva un </text:span><text:span text:style-name="T17">s</text:span><text:span text:style-name="T18">tring</text:span><text:span text:style-name="T11">.</text:span></text:p>
        </text:list-item>
        <text:list-item>
          <text:p text:style-name="P7"><text:span text:style-name="T11">El método debe retornar </text:span><text:span text:style-name="T12">un texto con</text:span><text:span text:style-name="T11"> la cantidad de días que faltan para la estación indicada </text:span><text:span text:style-name="T19">e</text:span><text:span text:style-name="T20">mpezando a contar desde la</text:span><text:span text:style-name="T19"> fecha almacenada en la instancia de DateTime que llama al método</text:span><text:span text:style-name="T11">. </text:span></text:p>
        </text:list-item>
      </text:list>
      <text:list xml:id="list1879259900" text:style-name="L5">
        <text:list-item>
          <text:list>
            <text:list-item>
              <text:p text:style-name="P9"><text:span text:style-name="T13">Recuerden que los métodos de extensión se comportan como métodos de instancia.</text:span></text:p>
            </text:list-item>
          </text:list>
        </text:list-item>
      </text:list>
      <text:list xml:id="list2112379951" text:style-name="L4">
        <text:list-item>
          <text:list>
            <text:list-item>
              <text:p text:style-name="P8"><text:span text:style-name="T13">Por ejemplo: “Faltan 45 días para el Verano”.</text:span></text:p>
            </text:list-item>
          </text:list>
        </text:list-item>
      </text:list>
      <text:list xml:id="list233805449735570" text:continue-list="list680582626" text:style-name="L1">
        <text:list-item>
          <text:p text:style-name="P2">Mostrar en la consola los días que faltan para todas las estaciones <text:span text:style-name="T8">desde la fecha actual</text:span>. </text:p>
        </text:list-item>
      </text:list>
      <text:h text:style-name="Heading_20_1" text:outline-level="1"><text:span text:style-name="T10">Ayuda</text:span>:</text:h>
      <text:list xml:id="list3763278090" text:style-name="L2">
        <text:list-item>
          <text:p text:style-name="P4"><text:span text:style-name="T1">La cantidad de días se puede obtener restando la fecha del cambio de estación más próximo a la fecha de partida. </text:span></text:p>
          <text:list>
            <text:list-item>
              <text:p text:style-name="P4"><text:span text:style-name="T1">Tener en cuenta que si este año la estación ya pasó, se debe considerar la fecha del año siguiente.</text:span></text:p>
            </text:list-item>
            <text:list-item>
              <text:p text:style-name="P5">Restar objetos tipo <text:span text:style-name="T3">DateTime</text:span> devuelve un <text:span text:style-name="T3">TimeSpan</text:span>. Utilizar la propiedad <text:span text:style-name="T3">TotalDays</text:span> para obtener la cantidad de días a los que representa. </text:p>
            </text:list-item>
          </text:list>
        </text:list-item>
        <text:list-item>
          <text:p text:style-name="P3">Para obtener el nombre de la constante que representa a la estación puede usar el método <text:span text:style-name="T6">estático</text:span> de la clase <text:span text:style-name="T4">Enum: GetName</text:span>. El mismo recibe el <text:span text:style-name="T6">tipo</text:span> de enumerado y la variable que contiene el valor del enumerado elegido. 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22:57:41.217000000</meta:creation-date>
    <dc:date>2019-11-06T23:38:05.210000000</dc:date>
    <meta:editing-duration>PT8M12S</meta:editing-duration>
    <meta:editing-cycles>1</meta:editing-cycles>
    <meta:document-statistic meta:table-count="0" meta:image-count="0" meta:object-count="0" meta:page-count="1" meta:paragraph-count="15" meta:word-count="250" meta:character-count="1445" meta:non-whitespace-character-count="1213"/>
    <meta:generator>LibreOffice/6.3.2.2$Windows_X86_64 LibreOffice_project/98b30e735bda24bc04ab42594c85f7fd8be07b9c</meta:generator>
  </office:meta>
</office:document-meta>
</file>